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EMAIL</text:p>
          </table:table-cell>
          <table:table-cell table:style-name="Default" office:value-type="string" calcext:value-type="string">
            <text:p>AGE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HOMER </text:p>
          </table:table-cell>
          <table:table-cell office:value-type="string" calcext:value-type="string">
            <text:p><text:a xlink:href="mailto:simpson@springfield.nuclearplant.com" xlink:type="simple">simpson@springfield.nuclearplant.com</text:a>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MARGE</text:p>
          </table:table-cell>
          <table:table-cell office:value-type="string" calcext:value-type="string">
            <text:p><text:a xlink:href="mailto:marge@homesweethome.com" xlink:type="simple">marge@homesweethome.com</text:a>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<text:a xlink:href="mailto:bart@caramba.com" xlink:type="simple">bart@caramba.com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<text:a xlink:href="mailto:lisa@freespirit.com" xlink:type="simple">lisa@freespirit.com</text:a>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<text:a xlink:href="mailto:maggie@tooyoungtogetanemail.com" xlink:type="simple">maggie@tooyoungtogetanemail.com</text:a>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58:28.265556069</meta:creation-date>
    <dc:date>2019-09-05T00:17:58.599081136</dc:date>
    <meta:editing-duration>PT1H19M28S</meta:editing-duration>
    <meta:editing-cycles>5</meta:editing-cycles>
    <meta:generator>LibreOffice/5.1.6.2$Linux_X86_64 LibreOffice_project/10m0$Build-2</meta:generator>
    <meta:document-statistic meta:table-count="1" meta:cell-count="24" meta:object-count="0"/>
  </office:meta>
</office:document-meta>
</file>